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2">
      <style:graphic-properties draw:fill="none" draw:stroke="solid" svg:stroke-width="0.03125in" svg:stroke-color="#000000" draw:marker-end="a381" svg:stroke-opacity="100%" draw:stroke-linejoin="round" svg:stroke-linecap="butt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83">
      <style:graphic-properties draw:fill="none" draw:stroke="solid" svg:stroke-width="0.04167in" svg:stroke-color="#000000" svg:stroke-opacity="100%" draw:stroke-linejoin="miter" svg:stroke-linecap="butt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draw:fill="none" draw:stroke="solid" svg:stroke-width="0.03125in" svg:stroke-color="#000000" draw:marker-end="a384" svg:stroke-opacity="100%" draw:stroke-linejoin="round" svg:stroke-linecap="butt"/>
    </style:style>
    <style:style style:family="graphic" style:name="a41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86">
      <style:graphic-properties draw:fill="none" draw:stroke="solid" svg:stroke-width="0.04167in" svg:stroke-color="#000000" svg:stroke-opacity="100%" draw:stroke-linejoin="miter" svg:stroke-linecap="butt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8">
      <style:graphic-properties draw:fill="none" draw:stroke="solid" svg:stroke-width="0.03125in" svg:stroke-color="#000000" draw:marker-end="a387" svg:stroke-opacity="100%" draw:stroke-linejoin="round" svg:stroke-linecap="butt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53">
      <style:graphic-properties draw:fill="none" draw:stroke="dash" draw:stroke-dash="a452" svg:stroke-width="0.01042in" svg:stroke-color="#000000" svg:stroke-opacity="100%" draw:stroke-linejoin="round" svg:stroke-linecap="butt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1">
      <style:graphic-properties draw:fill="none" draw:stroke="dash" draw:stroke-dash="a389" svg:stroke-width="0.02083in" svg:stroke-color="#000000" draw:marker-end="a390" svg:stroke-opacity="100%" draw:stroke-linejoin="miter" svg:stroke-linecap="butt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4">
      <style:graphic-properties draw:fill="none" draw:stroke="dash" draw:stroke-dash="a392" svg:stroke-width="0.02083in" svg:stroke-color="#000000" draw:marker-end="a393" svg:stroke-opacity="100%" draw:stroke-linejoin="miter" svg:stroke-linecap="butt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7">
      <style:graphic-properties draw:fill="none" draw:stroke="dash" draw:stroke-dash="a395" svg:stroke-width="0.02083in" svg:stroke-color="#000000" draw:marker-end="a396" svg:stroke-opacity="100%" draw:stroke-linejoin="miter" svg:stroke-linecap="butt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0">
      <style:graphic-properties draw:fill="none" draw:stroke="dash" draw:stroke-dash="a398" svg:stroke-width="0.02083in" svg:stroke-color="#000000" draw:marker-end="a399" svg:stroke-opacity="100%" draw:stroke-linejoin="miter" svg:stroke-linecap="butt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380" draw:master-page-name="Master1-Layout1-title-Diapositiva-titolo" presentation:presentation-page-layout-name="Master1-PPL1" draw:id="Slide-256">
        <draw:connector draw:type="line" svg:x1="2.61616in" svg:y1="0.93939in" svg:x2="2.61616in" svg:y2="6.26263in" draw:id="id63" draw:style-name="a382" draw:name="Connettore diritto 4">
          <svg:title/>
          <svg:desc/>
        </draw:connector>
        <draw:connector draw:type="line" svg:x1="2.61616in" svg:y1="0.93939in" svg:x2="5.75758in" svg:y2="0.93939in" draw:id="id64" draw:style-name="a383" draw:name="Connettore diritto 6">
          <svg:title/>
          <svg:desc/>
        </draw:connector>
        <draw:connector draw:type="line" svg:x1="5.75758in" svg:y1="0.93939in" svg:x2="5.75758in" svg:y2="6.26263in" draw:id="id65" draw:style-name="a385" draw:name="Connettore diritto 9">
          <svg:title/>
          <svg:desc/>
        </draw:connector>
        <draw:connector draw:type="line" svg:x1="5.73232in" svg:y1="0.93939in" svg:x2="8.87374in" svg:y2="0.93939in" draw:id="id66" draw:style-name="a386" draw:name="Connettore diritto 15">
          <svg:title/>
          <svg:desc/>
        </draw:connector>
        <draw:connector draw:type="line" svg:x1="8.87374in" svg:y1="0.93939in" svg:x2="8.87374in" svg:y2="6.26263in" draw:id="id67" draw:style-name="a388" draw:name="Connettore diritto 16">
          <svg:title/>
          <svg:desc/>
        </draw:connector>
        <draw:connector draw:type="line" svg:x1="2.61616in" svg:y1="0.93939in" svg:x2="5.75758in" svg:y2="1.93939in" draw:id="id68" draw:style-name="a391" draw:name="Connettore diritto 20">
          <svg:title/>
          <svg:desc/>
        </draw:connector>
        <draw:connector draw:type="line" svg:x1="2.69287in" svg:y1="1.0087in" svg:x2="8.89899in" svg:y2="4.12121in" draw:id="id69" draw:style-name="a394" draw:name="Connettore diritto 22">
          <svg:title/>
          <svg:desc/>
        </draw:connector>
        <draw:connector draw:type="line" svg:x1="5.78283in" svg:y1="2.67668in" svg:x2="2.64141in" svg:y2="3.69689in" draw:id="id70" draw:style-name="a397" draw:name="Connettore diritto 26">
          <svg:title/>
          <svg:desc/>
        </draw:connector>
        <draw:connector draw:type="line" svg:x1="5.78283in" svg:y1="2.67668in" svg:x2="8.87135in" svg:y2="3.47814in" draw:id="id71" draw:style-name="a400" draw:name="Connettore diritto 28">
          <svg:title/>
          <svg:desc/>
        </draw:connector>
        <draw:frame draw:id="id72" draw:style-name="a404" draw:name="CasellaDiTesto 29" svg:x="2.41888in" svg:y="0.42449in" svg:width="1.39394in" svg:height="0.50488in">
          <draw:text-box>
            <text:p text:style-name="a403" text:class-names="" text:cond-style-name=""><text:span text:style-name="a401" text:class-names="">A</text:span><text:span text:style-name="a402" text:class-names=""/></text:p>
          </draw:text-box>
          <svg:title/>
          <svg:desc/>
        </draw:frame>
        <draw:custom-shape svg:x="2.5in" svg:y="0.81808in" svg:width="0.23232in" svg:height="0.23232in" draw:id="id73" draw:style-name="a407" draw:name="Ovale 30">
          <svg:title/>
          <svg:desc/>
          <text:p text:style-name="a406" text:class-names="" text:cond-style-name=""><text:span text:style-name="a40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5.64141in" svg:y="0.82818in" svg:width="0.23232in" svg:height="0.23232in" draw:id="id74" draw:style-name="a410" draw:name="Ovale 31">
          <svg:title/>
          <svg:desc/>
          <text:p text:style-name="a409" text:class-names="" text:cond-style-name=""><text:span text:style-name="a40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8.7642in" svg:y="0.82323in" svg:width="0.23232in" svg:height="0.23232in" draw:id="id75" draw:style-name="a413" draw:name="Ovale 34">
          <svg:title/>
          <svg:desc/>
          <text:p text:style-name="a412" text:class-names="" text:cond-style-name=""><text:span text:style-name="a41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76" draw:style-name="a417" draw:name="CasellaDiTesto 35" svg:x="5.56144in" svg:y="0.43449in" svg:width="1.39394in" svg:height="0.50488in">
          <draw:text-box>
            <text:p text:style-name="a416" text:class-names="" text:cond-style-name=""><text:span text:style-name="a414" text:class-names="">B</text:span><text:span text:style-name="a415" text:class-names=""/></text:p>
          </draw:text-box>
          <svg:title/>
          <svg:desc/>
        </draw:frame>
        <draw:frame draw:id="id77" draw:style-name="a421" draw:name="CasellaDiTesto 36" svg:x="8.69023in" svg:y="0.4076in" svg:width="1.39394in" svg:height="0.50488in">
          <draw:text-box>
            <text:p text:style-name="a420" text:class-names="" text:cond-style-name=""><text:span text:style-name="a418" text:class-names="">C</text:span><text:span text:style-name="a419" text:class-names=""/></text:p>
          </draw:text-box>
          <svg:title/>
          <svg:desc/>
        </draw:frame>
        <draw:frame draw:id="id78" draw:style-name="a426" draw:name="CasellaDiTesto 37" svg:x="2.60101in" svg:y="3.7173in" svg:width="0.80808in" svg:height="0.50488in">
          <draw:text-box>
            <text:p text:style-name="a425" text:class-names="" text:cond-style-name=""><text:span text:style-name="a422" text:class-names="">P</text:span><text:span text:style-name="a423" text:class-names="">B</text:span><text:span text:style-name="a424" text:class-names=""/></text:p>
          </draw:text-box>
          <svg:title/>
          <svg:desc/>
        </draw:frame>
        <draw:frame draw:id="id79" draw:style-name="a431" draw:name="CasellaDiTesto 38" svg:x="8.90562in" svg:y="3.192in" svg:width="0.80808in" svg:height="0.50488in">
          <draw:text-box>
            <text:p text:style-name="a430" text:class-names="" text:cond-style-name=""><text:span text:style-name="a427" text:class-names="">P</text:span><text:span text:style-name="a428" text:class-names="">B</text:span><text:span text:style-name="a429" text:class-names=""/></text:p>
          </draw:text-box>
          <svg:title/>
          <svg:desc/>
        </draw:frame>
        <draw:frame draw:id="id80" draw:style-name="a436" draw:name="CasellaDiTesto 39" svg:x="2.60953in" svg:y="1.0538in" svg:width="0.80808in" svg:height="0.50488in">
          <draw:text-box>
            <text:p text:style-name="a435" text:class-names="" text:cond-style-name=""><text:span text:style-name="a432" text:class-names="">P</text:span><text:span text:style-name="a433" text:class-names="">A</text:span><text:span text:style-name="a434" text:class-names=""/></text:p>
          </draw:text-box>
          <svg:title/>
          <svg:desc/>
        </draw:frame>
        <draw:frame draw:id="id81" draw:style-name="a441" draw:name="CasellaDiTesto 40" svg:x="8.87374in" svg:y="3.7931in" svg:width="0.80808in" svg:height="0.50488in">
          <draw:text-box>
            <text:p text:style-name="a440" text:class-names="" text:cond-style-name=""><text:span text:style-name="a437" text:class-names="">P</text:span><text:span text:style-name="a438" text:class-names="">A</text:span><text:span text:style-name="a439" text:class-names=""/></text:p>
          </draw:text-box>
          <svg:title/>
          <svg:desc/>
        </draw:frame>
        <draw:frame draw:id="id82" draw:style-name="a446" draw:name="CasellaDiTesto 42" svg:x="5.70707in" svg:y="2.76255in" svg:width="0.80808in" svg:height="0.50488in">
          <draw:text-box>
            <text:p text:style-name="a445" text:class-names="" text:cond-style-name=""><text:span text:style-name="a442" text:class-names="">P</text:span><text:span text:style-name="a443" text:class-names="">B</text:span><text:span text:style-name="a444" text:class-names=""/></text:p>
          </draw:text-box>
          <svg:title/>
          <svg:desc/>
        </draw:frame>
        <draw:frame draw:id="id83" draw:style-name="a451" draw:name="CasellaDiTesto 43" svg:x="5.69949in" svg:y="1.99503in" svg:width="0.80808in" svg:height="0.50488in">
          <draw:text-box>
            <text:p text:style-name="a450" text:class-names="" text:cond-style-name=""><text:span text:style-name="a447" text:class-names="">P</text:span><text:span text:style-name="a448" text:class-names="">A</text:span><text:span text:style-name="a449" text:class-names=""/></text:p>
          </draw:text-box>
          <svg:title/>
          <svg:desc/>
        </draw:frame>
        <draw:connector draw:type="line" svg:x1="8.92424in" svg:y1="2.68854in" svg:x2="2.64141in" svg:y2="2.64441in" draw:id="id84" draw:style-name="a453" draw:name="Connettore diritto 45">
          <svg:title/>
          <svg:desc/>
        </draw:connector>
        <draw:frame draw:id="id85" draw:style-name="a458" draw:name="CasellaDiTesto 47" svg:x="2.09596in" svg:y="2.335in" svg:width="0.80808in" svg:height="0.50488in">
          <draw:text-box>
            <text:p text:style-name="a457" text:class-names="" text:cond-style-name=""><text:span text:style-name="a454" text:class-names="">t</text:span><text:span text:style-name="a455" text:class-names="">1</text:span><text:span text:style-name="a456" text:class-names=""/></text:p>
          </draw:text-box>
          <svg:title/>
          <svg:desc/>
        </draw:frame>
        <draw:frame draw:id="id86" draw:style-name="a463" draw:name="CasellaDiTesto 48" svg:x="2.09596in" svg:y="0.64989in" svg:width="0.80808in" svg:height="0.50488in">
          <draw:text-box>
            <text:p text:style-name="a462" text:class-names="" text:cond-style-name=""><text:span text:style-name="a459" text:class-names="">t</text:span><text:span text:style-name="a460" text:class-names="">0</text:span><text:span text:style-name="a461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tito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olo e contenuto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Intestazione sezione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ue contenuti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nfronto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tito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uota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to con didascalia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magine con didascali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olo e testo verticale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1_Titolo e testo vertical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387" svg:viewBox="0 0 20 30" svg:d="m10 0-10 30h20z"/>
    <draw:marker draw:name="a399" svg:viewBox="0 0 20 30" svg:d="m10 0-10 30h20z"/>
    <draw:marker draw:name="a381" svg:viewBox="0 0 20 30" svg:d="m10 0-10 30h20z"/>
    <draw:marker draw:name="a393" svg:viewBox="0 0 20 30" svg:d="m10 0-10 30h20z"/>
    <draw:marker draw:name="a384" svg:viewBox="0 0 20 30" svg:d="m10 0-10 30h20z"/>
    <draw:marker draw:name="a396" svg:viewBox="0 0 20 30" svg:d="m10 0-10 30h20z"/>
    <draw:marker draw:name="a390" svg:viewBox="0 0 20 30" svg:d="m10 0-10 30h20z"/>
    <draw:stroke-dash draw:name="a398" draw:display-name="Dash" draw:style="rect" draw:dots1="1" draw:dots1-length="0.0625in" draw:dots2="0" draw:dots2-length="0in" draw:distance="0.0625in"/>
    <draw:stroke-dash draw:name="a392" draw:display-name="Dash" draw:style="rect" draw:dots1="1" draw:dots1-length="0.0625in" draw:dots2="0" draw:dots2-length="0in" draw:distance="0.0625in"/>
    <draw:stroke-dash draw:name="a389" draw:display-name="Dash" draw:style="rect" draw:dots1="1" draw:dots1-length="0.0625in" draw:dots2="0" draw:dots2-length="0in" draw:distance="0.0625in"/>
    <draw:stroke-dash draw:name="a395" draw:display-name="Dash" draw:style="rect" draw:dots1="1" draw:dots1-length="0.0625in" draw:dots2="0" draw:dots2-length="0in" draw:distance="0.0625in"/>
    <draw:stroke-dash draw:name="a452" draw:display-name="Dash" draw:style="rect" draw:dots1="1" draw:dots1-length="0.03125in" draw:dots2="0" draw:dots2-length="0in" draw:distance="0.03125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i-Office" style:page-layout-name="pageLayout1" draw:style-name="a0">
      <draw:frame draw:id="id0" presentation:style-name="a4" draw:name="Segnaposto titolo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Fare clic per modificare lo stile del titolo</text:span><text:span text:style-name="a2" text:class-names=""/></text:p>
        </draw:text-box>
        <svg:title/>
        <svg:desc/>
      </draw:frame>
      <draw:frame draw:id="id1" presentation:style-name="a21" draw:name="Segnaposto testo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ca gli stili del testo dello schema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o livello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livello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Segnaposto data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Segnaposto piè di pagina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egnaposto numero diapositiva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a-titolo" style:page-layout-name="pageLayout1" draw:style-name="a34">
      <draw:frame draw:id="id5" presentation:style-name="a38" draw:name="Titolo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Fare clic per modificare lo stile del titolo</text:span><text:span text:style-name="a36" text:class-names=""/></text:p>
        </draw:text-box>
        <svg:title/>
        <svg:desc/>
      </draw:frame>
      <draw:frame draw:id="id6" presentation:style-name="a42" draw:name="Sottotitolo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Fare clic per modificare lo stile del sottotitolo dello schema</text:span><text:span text:style-name="a40" text:class-names=""/></text:p>
        </draw:text-box>
        <svg:title/>
        <svg:desc/>
      </draw:frame>
      <draw:frame draw:id="id7" presentation:style-name="a47" draw:name="Segnaposto data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Segnaposto piè di pagina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egnaposto numero diapositiva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olo-e-contenuto" style:page-layout-name="pageLayout1" draw:style-name="a55">
      <draw:frame draw:id="id10" presentation:style-name="a59" draw:name="Titolo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Fare clic per modificare lo stile del titolo</text:span><text:span text:style-name="a57" text:class-names=""/></text:p>
        </draw:text-box>
        <svg:title/>
        <svg:desc/>
      </draw:frame>
      <draw:frame draw:id="id11" presentation:style-name="a76" draw:name="Segnaposto contenuto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Modifica gli stili del testo dello schema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o livello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Quinto livello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Segnaposto data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Segnaposto piè di pagina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egnaposto numero diapositiva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Intestazione-sezione" style:page-layout-name="pageLayout1" draw:style-name="a89">
      <draw:frame draw:id="id15" presentation:style-name="a93" draw:name="Titolo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Fare clic per modificare lo stile del titolo</text:span><text:span text:style-name="a91" text:class-names=""/></text:p>
        </draw:text-box>
        <svg:title/>
        <svg:desc/>
      </draw:frame>
      <draw:frame draw:id="id16" presentation:style-name="a97" draw:name="Segnaposto testo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Modifica gli stili del testo dello schema</text:span></text:p>
            </text:list-item>
          </text:list>
        </draw:text-box>
        <svg:title/>
        <svg:desc/>
      </draw:frame>
      <draw:frame draw:id="id17" presentation:style-name="a102" draw:name="Segnaposto data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Segnaposto piè di pagina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egnaposto numero diapositiva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ue-contenuti" style:page-layout-name="pageLayout1" draw:style-name="a110">
      <draw:frame draw:id="id20" presentation:style-name="a114" draw:name="Titolo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Fare clic per modificare lo stile del titolo</text:span><text:span text:style-name="a112" text:class-names=""/></text:p>
        </draw:text-box>
        <svg:title/>
        <svg:desc/>
      </draw:frame>
      <draw:frame draw:id="id21" presentation:style-name="a131" draw:name="Segnaposto contenuto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odifica gli stili del testo dello schema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o livello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Quinto livello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Segnaposto contenuto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Modifica gli stili del testo dello schema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o livello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Quinto livello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Segnaposto data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Segnaposto piè di pagina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egnaposto numero diapositiva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nfronto" style:page-layout-name="pageLayout1" draw:style-name="a161">
      <draw:frame draw:id="id26" presentation:style-name="a165" draw:name="Titolo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Fare clic per modificare lo stile del titolo</text:span><text:span text:style-name="a163" text:class-names=""/></text:p>
        </draw:text-box>
        <svg:title/>
        <svg:desc/>
      </draw:frame>
      <draw:frame draw:id="id27" presentation:style-name="a169" draw:name="Segnaposto testo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odifica gli stili del testo dello schema</text:span></text:p>
            </text:list-item>
          </text:list>
        </draw:text-box>
        <svg:title/>
        <svg:desc/>
      </draw:frame>
      <draw:frame draw:id="id28" presentation:style-name="a186" draw:name="Segnaposto contenuto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Modifica gli stili del testo dello schema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o livello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Quinto livello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Segnaposto testo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odifica gli stili del testo dello schema</text:span></text:p>
            </text:list-item>
          </text:list>
        </draw:text-box>
        <svg:title/>
        <svg:desc/>
      </draw:frame>
      <draw:frame draw:id="id30" presentation:style-name="a207" draw:name="Segnaposto contenuto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Modifica gli stili del testo dello schema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o livello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Quinto livello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Segnaposto data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Segnaposto piè di pagina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egnaposto numero diapositiva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Solo-titolo" style:page-layout-name="pageLayout1" draw:style-name="a220">
      <draw:frame draw:id="id34" presentation:style-name="a224" draw:name="Titolo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Fare clic per modificare lo stile del titolo</text:span><text:span text:style-name="a222" text:class-names=""/></text:p>
        </draw:text-box>
        <svg:title/>
        <svg:desc/>
      </draw:frame>
      <draw:frame draw:id="id35" presentation:style-name="a229" draw:name="Segnaposto data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Segnaposto piè di pagina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egnaposto numero diapositiva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uota" style:page-layout-name="pageLayout1" draw:style-name="a237">
      <draw:frame draw:id="id38" presentation:style-name="a242" draw:name="Segnaposto data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Segnaposto piè di pagina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egnaposto numero diapositiva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to-con-didascalia" style:page-layout-name="pageLayout1" draw:style-name="a250">
      <draw:frame draw:id="id41" presentation:style-name="a254" draw:name="Titolo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Fare clic per modificare lo stile del titolo</text:span><text:span text:style-name="a252" text:class-names=""/></text:p>
        </draw:text-box>
        <svg:title/>
        <svg:desc/>
      </draw:frame>
      <draw:frame draw:id="id42" presentation:style-name="a271" draw:name="Segnaposto contenuto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odifica gli stili del testo dello schema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o livello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Quinto livello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Segnaposto testo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Modifica gli stili del testo dello schema</text:span></text:p>
            </text:list-item>
          </text:list>
        </draw:text-box>
        <svg:title/>
        <svg:desc/>
      </draw:frame>
      <draw:frame draw:id="id44" presentation:style-name="a280" draw:name="Segnaposto data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Segnaposto piè di pagina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egnaposto numero diapositiva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magine-con-didascalia" style:page-layout-name="pageLayout1" draw:style-name="a288">
      <draw:frame draw:id="id47" presentation:style-name="a292" draw:name="Titolo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Fare clic per modificare lo stile del titolo</text:span><text:span text:style-name="a290" text:class-names=""/></text:p>
        </draw:text-box>
        <svg:title/>
        <svg:desc/>
      </draw:frame>
      <draw:frame draw:id="id48" presentation:style-name="a295" draw:name="Segnaposto immagine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Segnaposto testo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Modifica gli stili del testo dello schema</text:span></text:p>
            </text:list-item>
          </text:list>
        </draw:text-box>
        <svg:title/>
        <svg:desc/>
      </draw:frame>
      <draw:frame draw:id="id50" presentation:style-name="a304" draw:name="Segnaposto data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Segnaposto piè di pagina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egnaposto numero diapositiva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olo-e-testo-verticale" style:page-layout-name="pageLayout1" draw:style-name="a312">
      <draw:frame draw:id="id53" presentation:style-name="a316" draw:name="Titolo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Fare clic per modificare lo stile del titolo</text:span><text:span text:style-name="a314" text:class-names=""/></text:p>
        </draw:text-box>
        <svg:title/>
        <svg:desc/>
      </draw:frame>
      <draw:frame draw:id="id54" presentation:style-name="a333" draw:name="Segnaposto testo verticale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Modifica gli stili del testo dello schema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o livello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Quinto livello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Segnaposto data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Segnaposto piè di pagina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egnaposto numero diapositiva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1_Titolo-e-testo-verticale" style:page-layout-name="pageLayout1" draw:style-name="a346">
      <draw:frame draw:id="id58" presentation:style-name="a350" draw:name="Titolo vertica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Fare clic per modificare lo stile del titolo</text:span><text:span text:style-name="a348" text:class-names=""/></text:p>
        </draw:text-box>
        <svg:title/>
        <svg:desc/>
      </draw:frame>
      <draw:frame draw:id="id59" presentation:style-name="a367" draw:name="Segnaposto testo verticale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Modifica gli stili del testo dello schema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o livello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Quinto livello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Segnaposto data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Segnaposto piè di pagina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egnaposto numero diapositiva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zione standard di PowerPoint</dc:title>
    <meta:initial-creator>Gerg</meta:initial-creator>
    <dc:creator>Gerg</dc:creator>
    <meta:creation-date>2017-08-22T12:27:29Z</meta:creation-date>
    <dc:date>2017-08-22T12:47:28Z</dc:date>
    <meta:editing-cycles>1</meta:editing-cycles>
    <meta:editing-duration>PT1199S</meta:editing-duration>
    <meta:document-statistic meta:paragraph-count="11" meta:word-count="11"/>
  </office:meta>
</office:document-meta>
</file>